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9432a" officeooo:paragraph-rsid="0009432a" style:font-size-asian="42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CK 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1:30:18.304778095</meta:creation-date>
    <dc:date>2023-03-22T21:30:52.074481253</dc:date>
    <meta:editing-duration>PT34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  <meta:generator>LibreOffice/7.3.7.2$Linux_X86_64 LibreOffice_project/30$Build-2</meta:generator>
  </office:meta>
</office:document-meta>
</file>